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a9d" officeooo:paragraph-rsid="000f4a9d"/>
    </style:style>
    <style:style style:name="P2" style:family="paragraph" style:parent-style-name="Standard">
      <style:text-properties officeooo:rsid="00107627" officeooo:paragraph-rsid="00107627"/>
    </style:style>
    <style:style style:name="P3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07627" officeooo:paragraph-rsid="00107627"/>
    </style:style>
    <style:style style:name="P4" style:family="paragraph" style:parent-style-name="Standard">
      <style:text-properties officeooo:rsid="0012ab45" officeooo:paragraph-rsid="0012ab45"/>
    </style:style>
    <style:style style:name="T1" style:family="text">
      <style:text-properties style:text-position="super 58%"/>
    </style:style>
    <style:style style:name="T2" style:family="text">
      <style:text-properties officeooo:rsid="0012273c"/>
    </style:style>
    <style:style style:name="T3" style:family="text">
      <style:text-properties officeooo:rsid="0012a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Bradner</text:p>
      <text:p text:style-name="P1">PS8 Writeup</text:p>
      <text:p text:style-name="P1"/>
      <text:p text:style-name="P2">Please see control_movie.mp4 for the video of this code in action.</text:p>
      <text:p text:style-name="P2"/>
      <text:p text:style-name="P2">This package primarily develops waypoints corresponding to a motion down the 2<text:span text:style-name="T1">nd</text:span> floor of Glennan. Code for linear steering is copied here so that <text:span text:style-name="T2">parameters</text:span> can be altered for the lab later, but the code is unchanged except for name.</text:p>
      <text:p text:style-name="P2"/>
      <text:p text:style-name="P3">rosrun odom_tf odom_tf_demo <text:span text:style-name="T3">was used with this code, in addition to the commands explicitly mentioned in the instructions.</text:span></text:p>
      <text:p text:style-name="P3"/>
      <text:p text:style-name="P4">This works well, and it will be interesting to see it on the physical rob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3:35:33.730971539</meta:creation-date>
    <dc:date>2017-04-14T23:40:11.655370318</dc:date>
    <meta:editing-duration>PT3M5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88" meta:character-count="522" meta:non-whitespace-character-count="440"/>
  </office:meta>
</office:document-meta>
</file>